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ListParagraph" style:list-style-name="LFO1" style:family="paragraph">
      <style:text-properties fo:font-weight="bold" style:font-weight-asian="bold" fo:language="en" fo:country="US"/>
    </style:style>
    <style:style style:name="T5" style:parent-style-name="DefaultParagraphFont" style:family="text">
      <style:text-properties fo:font-style="italic" style:font-style-asian="italic"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font-style="italic" style:font-style-asian="italic" fo:language="en" fo:country="US"/>
    </style:style>
    <style:style style:name="P9" style:parent-style-name="Normal" style:family="paragraph">
      <style:paragraph-properties fo:text-indent="0.5in"/>
      <style:text-properties fo:language="en" fo:country="US"/>
    </style:style>
    <style:style style:name="P10" style:parent-style-name="Normal" style:family="paragraph">
      <style:paragraph-properties fo:text-indent="0.5in"/>
      <style:text-properties fo:language="en" fo:country="US"/>
    </style:style>
    <style:style style:name="P11" style:parent-style-name="Normal" style:family="paragraph">
      <style:paragraph-properties fo:text-indent="0.5in"/>
      <style:text-properties fo:language="en" fo:country="US"/>
    </style:style>
    <style:style style:name="P12" style:parent-style-name="Normal" style:family="paragraph">
      <style:paragraph-properties fo:text-indent="0.5in"/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ListParagraph" style:list-style-name="LFO2" style:family="paragraph"/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font-weight="bold" style:font-weight-asian="bold" fo:language="en" fo:country="US"/>
    </style:style>
    <style:style style:name="T17" style:parent-style-name="DefaultParagraphFont" style:family="text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paragraph-properties fo:margin-left="1in">
        <style:tab-stops/>
      </style:paragraph-properties>
      <style:text-properties fo:language="en" fo:country="US"/>
    </style:style>
    <style:style style:name="P22" style:parent-style-name="Normal" style:family="paragraph">
      <style:paragraph-properties fo:margin-left="1in">
        <style:tab-stops/>
      </style:paragraph-properties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font-weight="bold" style:font-weight-asian="bold"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ListParagraph" style:list-style-name="LFO2" style:family="paragraph">
      <style:text-properties fo:language="en" fo:country="US"/>
    </style:style>
    <style:style style:name="P27" style:parent-style-name="ListParagraph" style:list-style-name="LFO2" style:family="paragraph">
      <style:text-properties fo:language="en" fo:country="US"/>
    </style:style>
    <style:style style:name="P28" style:parent-style-name="ListParagraph" style:list-style-name="LFO2" style:family="paragraph">
      <style:text-properties fo:language="en" fo:country="US"/>
    </style:style>
    <style:style style:name="P29" style:parent-style-name="Normal" style:family="paragraph">
      <style:paragraph-properties fo:margin-left="0.5in" fo:text-indent="0.5in">
        <style:tab-stops/>
      </style:paragraph-properties>
    </style:style>
    <style:style style:name="T30" style:parent-style-name="DefaultParagraphFont" style:family="text">
      <style:text-properties fo:language="en" fo:country="US"/>
    </style:style>
    <style:style style:name="T31" style:parent-style-name="Hyperlink" style:family="text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fo:font-weight="bold" style:font-weight-asian="bold"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font-weight="bold" style:font-weight-asian="bold" fo:language="en" fo:country="US"/>
    </style:style>
    <style:style style:name="T68" style:parent-style-name="DefaultParagraphFont" style:family="text">
      <style:text-properties fo:font-weight="bold" style:font-weight-asian="bold"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ListParagraph" style:list-style-name="LFO2" style:family="paragraph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font-weight="bold" style:font-weight-asian="bold" fo:language="en" fo:country="US"/>
    </style:style>
    <style:style style:name="T73" style:parent-style-name="DefaultParagraphFont" style:family="text">
      <style:text-properties fo:language="en" fo:country="US"/>
    </style:style>
    <style:style style:name="P74" style:parent-style-name="Normal" style:family="paragraph">
      <style:text-properties fo:font-weight="bold" style:font-weight-asian="bold" fo:language="en" fo:country="US"/>
    </style:style>
    <style:style style:name="P75" style:parent-style-name="Normal" style:family="paragraph">
      <style:text-properties fo:language="en" fo:country="US"/>
    </style:style>
    <style:style style:name="T76" style:parent-style-name="DefaultParagraphFont" style:family="text">
      <style:text-properties fo:language="en" fo:country="US"/>
    </style:style>
    <style:style style:name="T77" style:parent-style-name="DefaultParagraphFont" style:family="text">
      <style:text-properties fo:font-weight="bold" style:font-weight-asian="bold" fo:language="en" fo:country="US"/>
    </style:style>
    <style:style style:name="T78" style:parent-style-name="DefaultParagraphFont" style:family="text">
      <style:text-properties fo:font-weight="bold" style:font-weight-asian="bold"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paragraph-properties fo:text-indent="0.5in"/>
    </style:style>
    <style:style style:name="T81" style:parent-style-name="DefaultParagraphFont" style:family="text">
      <style:text-properties fo:font-weight="bold" style:font-weight-asian="bold" fo:language="en" fo:country="US"/>
    </style:style>
    <style:style style:name="P82" style:parent-style-name="ListParagraph" style:list-style-name="LFO2" style:family="paragraph"/>
    <style:style style:name="T83" style:parent-style-name="DefaultParagraphFont" style:family="text">
      <style:text-properties fo:font-style="italic" style:font-style-asian="italic" fo:language="en" fo:country="US"/>
    </style:style>
    <style:style style:name="T84" style:parent-style-name="DefaultParagraphFont" style:family="text">
      <style:text-properties fo:language="en" fo:country="US"/>
    </style:style>
    <style:style style:name="P85" style:parent-style-name="Normal" style:family="paragraph">
      <style:text-properties fo:font-weight="bold" style:font-weight-asian="bold"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font-weight="bold" style:font-weight-asian="bold"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ListParagraph" style:list-style-name="LFO2" style:family="paragraph"/>
    <style:style style:name="T95" style:parent-style-name="DefaultParagraphFont" style:family="text">
      <style:text-properties fo:font-style="italic" style:font-style-asian="italic" fo:language="en" fo:country="US"/>
    </style:style>
    <style:style style:name="T96" style:parent-style-name="DefaultParagraphFont" style:family="text">
      <style:text-properties fo:language="en" fo:country="US"/>
    </style:style>
    <style:style style:name="P97" style:parent-style-name="Normal" style:family="paragraph">
      <style:text-properties fo:font-weight="bold" style:font-weight-asian="bold" fo:language="en" fo:country="US"/>
    </style:style>
    <style:style style:name="P98" style:parent-style-name="Normal" style:family="paragraph">
      <style:text-properties fo:language="en" fo:country="US"/>
    </style:style>
    <style:style style:name="T99" style:parent-style-name="DefaultParagraphFont" style:family="text">
      <style:text-properties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fo:font-weight="bold" style:font-weight-asian="bold" fo:language="en" fo:country="US"/>
    </style:style>
    <style:style style:name="T102" style:parent-style-name="DefaultParagraphFont" style:family="text">
      <style:text-properties fo:font-weight="bold" style:font-weight-asian="bold"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fo:font-weight="bold" style:font-weight-asian="bold" fo:language="en" fo:country="US"/>
    </style:style>
    <style:style style:name="T113" style:parent-style-name="DefaultParagraphFont" style:family="text">
      <style:text-properties fo:font-weight="bold" style:font-weight-asian="bold"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paragraph-properties fo:text-indent="0.5in"/>
      <style:text-properties fo:font-weight="bold" style:font-weight-asian="bold" fo:language="en" fo:country="US"/>
    </style:style>
    <style:style style:name="P117" style:parent-style-name="Normal" style:family="paragraph">
      <style:paragraph-properties fo:text-indent="0.5in"/>
      <style:text-properties fo:language="en" fo:country="US"/>
    </style:style>
    <style:style style:name="P118" style:parent-style-name="Normal" style:family="paragraph">
      <style:paragraph-properties fo:text-indent="0.5in"/>
      <style:text-properties fo:font-weight="bold" style:font-weight-asian="bold" fo:language="en" fo:country="US"/>
    </style:style>
    <style:style style:name="P119" style:parent-style-name="ListParagraph" style:list-style-name="LFO2" style:family="paragraph">
      <style:text-properties fo:language="en" fo:country="US"/>
    </style:style>
    <style:style style:name="P120" style:parent-style-name="ListParagraph" style:list-style-name="LFO2" style:family="paragraph">
      <style:text-properties fo:language="en" fo:country="US"/>
    </style:style>
    <style:style style:name="P121" style:parent-style-name="Normal" style:family="paragraph">
      <style:paragraph-properties fo:margin-left="0.25in" fo:text-indent="0.5in">
        <style:tab-stops/>
      </style:paragraph-properties>
    </style:style>
    <style:style style:name="T122" style:parent-style-name="Hyperlink" style:family="text">
      <style:text-properties fo:language="en" fo:country="US"/>
    </style:style>
    <style:style style:name="P123" style:parent-style-name="Normal" style:family="paragraph">
      <style:paragraph-properties fo:margin-left="0.25in" fo:text-indent="0.5in">
        <style:tab-stops/>
      </style:paragraph-properties>
    </style:style>
    <style:style style:name="T124" style:parent-style-name="Hyperlink" style:family="text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ListParagraph" style:list-style-name="LFO2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T139" style:parent-style-name="DefaultParagraphFont" style:family="text">
      <style:text-properties fo:language="en" fo:country="US"/>
    </style:style>
    <style:style style:name="T140" style:parent-style-name="Hyperlink" style:family="text">
      <style:text-properties fo:language="en" fo:country="US"/>
    </style:style>
    <style:style style:name="T141" style:parent-style-name="DefaultParagraphFont" style:family="text">
      <style:text-properties fo:language="en" fo:country="US"/>
    </style:style>
    <style:style style:name="T142" style:parent-style-name="Hyperlink" style:family="text">
      <style:text-properties fo:language="en" fo:country="US"/>
    </style:style>
    <style:style style:name="T143" style:parent-style-name="Hyperlink" style:family="text">
      <style:text-properties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Hyperlink" style:family="text">
      <style:text-properties fo:language="en" fo:country="US"/>
    </style:style>
    <style:style style:name="P146" style:parent-style-name="ListParagraph" style:list-style-name="LFO2" style:family="paragraph">
      <style:text-properties fo:language="en" fo:country="US"/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font-weight="bold" style:font-weight-asian="bold" fo:language="en" fo:country="US"/>
    </style:style>
    <style:style style:name="T149" style:parent-style-name="Hyperlink" style:family="text">
      <style:text-properties fo:language="en" fo:country="US"/>
    </style:style>
    <style:style style:name="T150" style:parent-style-name="Hyperlink" style:family="text">
      <style:text-properties fo:language="en" fo:country="US"/>
    </style:style>
    <style:style style:name="P151" style:parent-style-name="ListParagraph" style:list-style-name="LFO2" style:family="paragraph">
      <style:text-properties fo:language="en" fo:country="US"/>
    </style:style>
    <style:style style:name="P152" style:parent-style-name="Normal" style:family="paragraph">
      <style:text-properties fo:font-weight="bold" style:font-weight-asian="bold"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ListParagraph" style:list-style-name="LFO2" style:family="paragraph">
      <style:text-properties fo:language="en" fo:country="US"/>
    </style:style>
    <style:style style:name="P165" style:parent-style-name="ListParagraph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ListParagraph" style:list-style-name="LFO2" style:family="paragraph">
      <style:text-properties fo:language="en" fo:country="US"/>
    </style:style>
    <style:style style:name="T168" style:parent-style-name="DefaultParagraphFont" style:family="text">
      <style:text-properties fo:font-weight="bold" style:font-weight-asian="bold" fo:language="en" fo:country="US"/>
    </style:style>
    <style:style style:name="T169" style:parent-style-name="DefaultParagraphFont" style:family="text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font-weight="bold" style:font-weight-asian="bold"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ListParagraph" style:list-style-name="LFO1" style:family="paragraph">
      <style:text-properties fo:font-weight="bold" style:font-weight-asian="bold"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</office:automatic-styles>
  <office:body>
    <office:text text:use-soft-page-breaks="true">
      <text:p text:style-name="P1">CD/CI NESS POLL APPLICATION WITH DOCKER SWARM USAGE</text:p>
      <text:p text:style-name="P2"/>
      <text:p text:style-name="P3">Docker has two modes: “common” and “swarm”.</text:p>
      <text:list text:style-name="LFO1" text:continue-numbering="true">
        <text:list-item>
          <text:p text:style-name="P4">BUILD SWARM TO IMPLEMENT CD-CI</text:p>
        </text:list-item>
      </text:list>
      <text:p text:style-name="Normal"><text:span text:style-name="T5">CREATED WITH</text:span><text:span text:style-name="T6">:</text:span></text:p>
      <text:p text:style-name="Normal"><text:span text:style-name="T7"><text:tab/></text:span><text:span text:style-name="T8">DOCKER VERSION</text:span></text:p>
      <text:p text:style-name="P9"><text:s/>Docker version<text:s/>17.12.0-ce, build c97c6d6!!!<text:s/></text:p>
      <text:p text:style-name="P10">There is an issue with Docker version 18.03 when creating docker machines. I needed downgrade Docker version to get it working.</text:p>
      <text:p text:style-name="P11">WINDOWS VERSION</text:p>
      <text:p text:style-name="P12">Microsoft Windows 10 Pro, version 10.0.16299 Build 16299</text:p>
      <text:p text:style-name="P13">RUN COMMANDS FROM WINDOWS<text:s/>POWERSHELL AS ADMIN!</text:p>
      <text:list text:style-name="LFO2" text:continue-numbering="true">
        <text:list-item>
          <text:p text:style-name="P14"><text:span text:style-name="T15">GET TO THE SWARM MODE:<text:s/></text:span><text:span text:style-name="T16">docker swarm init</text:span><text:span text:style-name="T17"><text:s/>- once running this command host pc(better to say linux kit vm running on host pc) becomes swarm manager - is part of swarm cluster too.</text:span></text:p>
        </text:list-item>
      </text:list>
      <text:p text:style-name="P18"><text:tab/>You can see something like:</text:p>
      <text:p text:style-name="P19"><text:tab/><text:tab/>Swarm initialized: current node (vch0rb88br2196p8qpov9sq7l) is now a manager.</text:p>
      <text:p text:style-name="P20"><text:tab/><text:tab/>To add a worker to this swarm, run the following command:</text:p>
      <text:p text:style-name="P21">docker swarm join --token SWMTKN-1-1sx4htgt16fcjiy8q3xllcsxb4a9qcmrnz6d5bgh5h71rhbdgj-ay2jyu07phv62pxdtp259qh59 192.168.65.3:2377</text:p>
      <text:p text:style-name="P22">To add a manager to this swarm, run 'docker swarm join-token manager' and follow the instructions.</text:p>
      <text:p text:style-name="Normal"><text:span text:style-name="T23">NOTE: GET OFF THE SWARM MODE:<text:s/></text:span><text:span text:style-name="T24">docker swarm leave</text:span><text:span text:style-name="T25"><text:s/>BE CAREFULL IT ERASES ALL DATA. There is possibility to save swarm state. How? Find out later..</text:span></text:p>
      <text:list text:style-name="LFO2" text:continue-numbering="true">
        <text:list-item>
          <text:p text:style-name="P26">CREATE SWARM NODES- VMs</text:p>
          <text:list text:continue-numbering="true">
            <text:list-item>
              <text:p text:style-name="P27">Enable Hyper-V management on your Windows</text:p>
            </text:list-item>
            <text:list-item>
              <text:p text:style-name="P28">Create network switch in Hyper-V Manager:</text:p>
            </text:list-item>
          </text:list>
        </text:list-item>
      </text:list>
      <text:p text:style-name="P29"><text:span text:style-name="T30">see =&gt;<text:s/></text:span><text:a xlink:href="https://docs.docker.com/get-started/part4/#create-a-cluster" office:target-frame-name="_top" xlink:show="replace"><text:span text:style-name="T31">https://docs.docker.com/get-started/part4/#create-a-cluster</text:span></text:a></text:p>
      <text:p text:style-name="P32">NOTE: For testing purposes create only two nodes to save memory</text:p>
      <text:p text:style-name="P33">docker-machine create -d hyperv --hyperv-virtual-switch "myswitch" dev-node</text:p>
      <text:p text:style-name="P34">docker-machine create -d hyperv --hyperv-virtual-switch "myswitch" test-node</text:p>
      <text:p text:style-name="P35">docker-machine create -d hyperv --hyperv-virtual-switch "myswitch"<text:s/>prod-node</text:p>
      <text:p text:style-name="P36">docker-machine create -d hyperv --hyperv-virtual-switch "myswitch" jenkins-master</text:p>
      <text:soft-page-break/>
      <text:p text:style-name="P37">This is successful output:</text:p>
      <text:p text:style-name="P38">Running pre-create checks...</text:p>
      <text:p text:style-name="P39">Creating machine...</text:p>
      <text:p text:style-name="P40">(dev-node) Copying C:\Users\jaros\.docker\machine\cache\boot2docker.iso to<text:s/>C:\Users\jaros\.docker\machine\machines\dev-node\boot2docker.iso...</text:p>
      <text:p text:style-name="P41">(dev-node) Creating SSH key...</text:p>
      <text:p text:style-name="P42">(dev-node) Creating VM...</text:p>
      <text:p text:style-name="P43">(dev-node) Using switch "myswitch"</text:p>
      <text:p text:style-name="P44">(dev-node) Creating VHD</text:p>
      <text:p text:style-name="P45">(dev-node) Starting VM...</text:p>
      <text:p text:style-name="P46">(dev-node) Waiting for host to start...</text:p>
      <text:p text:style-name="P47">Waiting for machine to be running, this may take a few minutes...</text:p>
      <text:p text:style-name="P48">Detecting operating system of created instance...</text:p>
      <text:p text:style-name="P49">Waiting for SSH to be available...</text:p>
      <text:p text:style-name="P50">Detecting the provisioner...</text:p>
      <text:p text:style-name="P51">Provisioning with boot2docker...</text:p>
      <text:p text:style-name="P52">Copying certs to the local machine directory...</text:p>
      <text:p text:style-name="P53">Copying certs to the remote machine...</text:p>
      <text:p text:style-name="P54">Setting Docker configuration on the remote daemon...</text:p>
      <text:p text:style-name="P55">Checking connection to Docker...</text:p>
      <text:p text:style-name="P56">Docker is up and running!</text:p>
      <text:p text:style-name="P57">To see how to connect your Docker Client to the Docker Engine running on this virtual machine, run:<text:s/>C:\Program Files\Docker\Docker\Resources\bin\docker-machine.exe env dev-node</text:p>
      <text:p text:style-name="P58"/>
      <text:p text:style-name="Normal"><text:span text:style-name="T59">NOTE: To see all docker machines:<text:s/></text:span><text:span text:style-name="T60">docker-machine ls</text:span></text:p>
      <text:p text:style-name="P61">You can see:</text:p>
      <text:p text:style-name="P62">NAME <text:s text:c="12"/>ACTIVE <text:s text:c="2"/>DRIVER <text:s text:c="2"/>STATE <text:s text:c="4"/>URL <text:s text:c="23"/>SWARM <text:s text:c="2"/>DOCKER <text:s text:c="7"/>ERRORS</text:p>
      <text:p text:style-name="P63">dev-node <text:s text:c="3"/><text:s text:c="5"/>- <text:s text:c="7"/>hyperv <text:s text:c="2"/>Running <text:s text:c="2"/>tcp://192.168.1.178:2376 <text:s text:c="10"/>v18.03.0-ce</text:p>
      <text:p text:style-name="P64">jenkins-master <text:s text:c="2"/>- <text:s text:c="7"/>hyperv <text:s text:c="2"/>Running <text:s text:c="2"/>tcp://192.168.1.182:2376 <text:s text:c="10"/>v18.03.0-ce</text:p>
      <text:p text:style-name="P65"/>
      <text:p text:style-name="Normal"><text:span text:style-name="T66">NOTE: If they are not running start them via docker command,e.g:<text:s/></text:span><text:span text:style-name="T67">docker-machine sta</text:span><text:span text:style-name="T68">rt dev-node</text:span></text:p>
      <text:p text:style-name="P69"/>
      <text:soft-page-break/>
      <text:list text:style-name="LFO2" text:continue-numbering="true">
        <text:list-item>
          <text:p text:style-name="P70">INSTUCT VMs</text:p>
        </text:list-item>
      </text:list>
      <text:p text:style-name="Normal"><text:span text:style-name="T71">NOTE: You can send commands to your VMs from host using:<text:s/></text:span><text:span text:style-name="T72">docker-machine ssh,<text:s/></text:span><text:span text:style-name="T73">like:</text:span></text:p>
      <text:p text:style-name="P74">docker-machine ssh jenkins-master "docker swarm init --advertise-addr &lt;jenkins-master ip&gt;"</text:p>
      <text:p text:style-name="P75">or you can directly ssh to your machine:</text:p>
      <text:p text:style-name="Normal"><text:span text:style-name="T76"><text:tab/></text:span><text:span text:style-name="T77">docker-machine<text:s/></text:span><text:span text:style-name="T78">ssh jenkins-master</text:span></text:p>
      <text:p text:style-name="P79">and run:</text:p>
      <text:p text:style-name="P80"><text:span text:style-name="T81">docker swarm init --advertise-addr &lt;jenkins-master ip&gt;</text:span></text:p>
      <text:list text:style-name="LFO2" text:continue-numbering="true">
        <text:list-item>
          <text:list>
            <text:list-item>
              <text:p text:style-name="P82"><text:span text:style-name="T83">make a jenkins-master = swarm master</text:span><text:span text:style-name="T84">, run on jenkins-master:</text:span></text:p>
            </text:list-item>
          </text:list>
        </text:list-item>
      </text:list>
      <text:p text:style-name="P85">docker swarm init --advertise-addr 192.168.1.182:2377</text:p>
      <text:p text:style-name="P86">or</text:p>
      <text:p text:style-name="P87">docker swarm init --advertise-addr 192.168.1.182</text:p>
      <text:p text:style-name="P88">NOTE:<text:s/>2377 is default port for nodes comunication</text:p>
      <text:p text:style-name="P89">You see, something like:</text:p>
      <text:p text:style-name="P90">Swarm initialized: current node (6vbkc6hx4h9m5cxl7dpi4i6s1) is now a manager.</text:p>
      <text:p text:style-name="P91">To add a worker to this swarm, run the following command:</text:p>
      <text:p text:style-name="P92">docker swarm join --token<text:s/>SWMTKN-1-0z1n4htm2dqmgb9eiry8ij15rp10h99oh5gzwfb7ndcl5zgerm-7joqs8vvwjpsvsmronihluz4a 192.168.1.182:2377</text:p>
      <text:p text:style-name="P93">To add a manager to this swarm, run 'docker swarm join-token manager' and follow the instructions.</text:p>
      <text:list text:style-name="LFO2" text:continue-numbering="true">
        <text:list-item>
          <text:list>
            <text:list-item>
              <text:p text:style-name="P94"><text:span text:style-name="T95">add dev-node to swarm master</text:span><text:span text:style-name="T96">:<text:s/></text:span></text:p>
            </text:list-item>
          </text:list>
        </text:list-item>
      </text:list>
      <text:p text:style-name="P97">docker-machine ssh dev-node "docker swarm join --token SWMTKN-1-0z1n4htm2dqmgb9eiry8ij15rp10h99oh5gzwfb7ndcl5zgerm-7joqs8vvwjpsvsmronihluz4a 192.168.1.182:2377"</text:p>
      <text:p text:style-name="P98">To see all nodes in swarm, you need to run command on swarm master(now it is jenkins-master, not your local pc anymore..):</text:p>
      <text:p text:style-name="Normal"><text:span text:style-name="T99"><text:tab/></text:span><text:span text:style-name="T100"><text:tab/></text:span><text:span text:style-name="T101">docker-machine ssh jenkins-master "docker node ls"</text:span><text:span text:style-name="T102"><text:tab/></text:span></text:p>
      <text:p text:style-name="P103">You will see, something like:</text:p>
      <text:p text:style-name="P104">ID <text:s text:c="7"/>HOSTNAME <text:s text:c="11"/>STATUS <text:s text:c="13"/>AVAILABILITY <text:s text:c="7"/>MANAGER STATUS <text:s text:c="5"/>ENGINE VERSION</text:p>
      <text:p text:style-name="P105">1gofveyk7h4ejn6i6guywzzck <text:s text:c="4"/><text:tab/>dev-node <text:s text:c="15"/>Ready<text:s text:c="15"/>Active <text:s text:c="22"/>18.03.0-ce</text:p>
      <text:p text:style-name="P106">nqmvvdiw3hxkise8o52nnnaio <text:s text:c="4"/>jenkins-master <text:s text:c="5"/>Ready <text:s text:c="14"/>Active <text:s text:c="5"/>Leader <text:s text:c="2"/>18.03.0-cePS<text:tab/></text:p>
      <text:p text:style-name="P107">NOTE: To promote node to be swarm manager(run from swarm master):</text:p>
      <text:p text:style-name="Normal"><text:span text:style-name="T108"><text:tab/></text:span><text:span text:style-name="T109"><text:tab/></text:span><text:span text:style-name="T110"><text:tab/></text:span><text:span text:style-name="T111"><text:tab/></text:span><text:span text:style-name="T112">docker promote node dev-no</text:span><text:span text:style-name="T113">de</text:span></text:p>
      <text:p text:style-name="P114"/>
      <text:p text:style-name="P115">NOTE: To see info about dev-node, ssh to it and run:<text:s/></text:p>
      <text:soft-page-break/>
      <text:p text:style-name="P116">docker-machine ssh dev-node "docker info"<text:s/></text:p>
      <text:p text:style-name="P117">or from swarm master(Leader= jenkins-master) run:<text:s/></text:p>
      <text:p text:style-name="P118">docker inspect dev node</text:p>
      <text:list text:style-name="LFO2" text:continue-numbering="true">
        <text:list-item>
          <text:p text:style-name="P119">CREATE JENKINS SERVICE ON JENKINS-MASTER NODE:</text:p>
          <text:list text:continue-numbering="true">
            <text:list-item>
              <text:p text:style-name="P120">CREATE YOUR OWN REGISTRY<text:s/></text:p>
            </text:list-item>
          </text:list>
        </text:list-item>
      </text:list>
      <text:p text:style-name="P121"><text:a xlink:href="https://blog.docker.com/2013/07/how-to-use-your-own-registry/" office:target-frame-name="_top" xlink:show="replace"><text:span text:style-name="T122">https://blog.docker.com/2013/07/how-to-use-your-own-registry/</text:span></text:a></text:p>
      <text:p text:style-name="P123"><text:a xlink:href="https://docs.docker.com/registry/insecure/" office:target-frame-name="_top" xlink:show="replace"><text:span text:style-name="T124">https://docs.docker.com/registry/insecure/</text:span></text:a></text:p>
      <text:p text:style-name="P125">To share your own registry with all swarm nodes, create insecure registry (suitable for testing purposes) as a container:</text:p>
      <text:p text:style-name="P126">docker run -d -p 5000:5000 --name registry registry:2</text:p>
      <text:p text:style-name="P127">you can see repositories on http://localhost:5000/v2/_catalog-&gt; it's empty now</text:p>
      <text:p text:style-name="P128">tag the image you want to push to local registry:</text:p>
      <text:p text:style-name="P129">docker tag myimage myimage</text:p>
      <text:p text:style-name="P130">push it to local registry:</text:p>
      <text:p text:style-name="P131">docker push localhost:5000/myimage</text:p>
      <text:p text:style-name="P132">you can see under http://localhost:5000/v2/_catalog:</text:p>
      <text:p text:style-name="P133">{"repositories":["myimage"]}</text:p>
      <text:p text:style-name="P134">Try pull it:</text:p>
      <text:p text:style-name="P135">docker pull myimage<text:s/></text:p>
      <text:p text:style-name="P136">if it’s not working<text:s/>try set up Docker Daemon in Docker Settings to 127.0.0.1/8 to provide insecured! registry</text:p>
      <text:list text:style-name="LFO2" text:continue-numbering="true">
        <text:list-item>
          <text:list>
            <text:list-item>
              <text:p text:style-name="P137">CREATE YOUR OWN REGISTRY IN SWARM AS A SERVICE</text:p>
            </text:list-item>
          </text:list>
        </text:list-item>
      </text:list>
      <text:p text:style-name="P138">If you want to make your registry secure or be part of swarm cluster, read more on:</text:p>
      <text:p text:style-name="Normal"><text:span text:style-name="T139"><text:tab/></text:span><text:a xlink:href="https://docs.docker.com/registry/deploying/#run-the-registry-as-a-service" office:target-frame-name="_top" xlink:show="replace"><text:span text:style-name="T140">https://docs.docker.com/registry/deploying/#run-the-registry-as-a-service</text:span></text:a></text:p>
      <text:p text:style-name="Normal"><text:span text:style-name="T141"><text:tab/></text:span><text:a xlink:href="https://docs.docker.com/engine/swarm/secrets/" office:target-frame-name="_top" xlink:show="replace"><text:span text:style-name="T142">https://docs.docker.com/engin</text:span><text:span text:style-name="T143">e/swarm/secrets/</text:span></text:a></text:p>
      <text:p text:style-name="Normal"><text:span text:style-name="T144"><text:tab/></text:span><text:a xlink:href="https://docs.docker.com/engine/swarm/secrets/#defining-and-using-secrets-in-compose-files" office:target-frame-name="_top" xlink:show="replace"><text:span text:style-name="T145">https://docs.docker.com/engine/swarm/secrets/#defining-and-using-secrets-in-compose-files</text:span></text:a></text:p>
      <text:list text:style-name="LFO2" text:continue-numbering="true">
        <text:list-item>
          <text:p text:style-name="P146">start jenkins service on JENKINS-MASTER:</text:p>
        </text:list-item>
      </text:list>
      <text:p text:style-name="Normal"><text:span text:style-name="T147">create volume:<text:s/></text:span><text:span text:style-name="T148">docker volume create jenkins_volume</text:span></text:p>
      <text:p text:style-name="Normal"><text:a xlink:href="https://docs.docker.com/engine/reference/commandline/volume_create/#driver-specific-options" office:target-frame-name="_top" xlink:show="replace"><text:span text:style-name="T149">https://docs.docker.com/engine/reference/commandline/volume_create/#driver-specific-options</text:span></text:a></text:p>
      <text:p text:style-name="Normal"><text:a xlink:href="https://docs.docker.com/engine/swarm/services/#data-volumes" office:target-frame-name="_top" xlink:show="replace"><text:span text:style-name="T150">https://docs.docker.com/engine/swarm/services/#data-volumes</text:span></text:a></text:p>
      <text:list text:style-name="LFO2" text:continue-numbering="true">
        <text:list-item>
          <text:list>
            <text:list-item>
              <text:p text:style-name="P151">run command with mounted volume to persist jenkins-master data:</text:p>
            </text:list-item>
          </text:list>
        </text:list-item>
      </text:list>
      <text:soft-page-break/>
      <text:p text:style-name="P152">docker service create --name=jenkins-master -p 50000:50000<text:s/>-p 80:8080 --mount "type=volume,source=jenkins_volume,target=/var/jenkins_home" jenkins</text:p>
      <text:p text:style-name="P153"><text:tab/>basic command without volume: docker-machine ssh jenkins-master "docker service create --name=jenkins-master -p 50000:50000 -p 80:8080 jenkins"<text:tab/></text:p>
      <text:p text:style-name="P154">NOTE:</text:p>
      <text:p text:style-name="P155">- port 50000 used by slaves to join master</text:p>
      <text:p text:style-name="P156">- created as service so docker swarm will manage the container and reschedule it if needed</text:p>
      <text:p text:style-name="P157">- /var/jenkins_home is bonund to volume now</text:p>
      <text:p text:style-name="P158"><text:s/>- mount type=bind<text:tab/></text:p>
      <text:p text:style-name="P159">Now Jenkins is running on: http://192.168.1.185:80</text:p>
      <text:p text:style-name="P160">NOTE:</text:p>
      <text:p text:style-name="P161">To see logs on jenkins-master node:<text:s/></text:p>
      <text:p text:style-name="P162">docker-machine ssh jenkins-master 'docker service logs -f h94phi66batezhbum80s63xx4' -&gt; to see initial pwd for jenkins</text:p>
      <text:p text:style-name="P163">To see services (from master): docker service ls; remove them: docker service remove {id}</text:p>
      <text:list text:style-name="LFO2" text:continue-numbering="true">
        <text:list-item>
          <text:p text:style-name="P164">CREATE JENKINS SLAVE AGENT<text:s/>ON DEV-NODE</text:p>
        </text:list-item>
      </text:list>
      <text:p text:style-name="P165"/>
      <text:p text:style-name="P166">NOTE: run on dev-node(make it swarm manager: docker promote node dev-node, if you didn't do so yet)</text:p>
      <text:list text:style-name="LFO2" text:continue-numbering="true">
        <text:list-item>
          <text:list>
            <text:list-item>
              <text:p text:style-name="P167">To implement CD-CI with Docker Swarm you need to first create "secret" that slaves will use to connect to master, run on jenkins-master (it should be global in swarm)</text:p>
            </text:list-item>
          </text:list>
        </text:list-item>
      </text:list>
      <text:p text:style-name="Normal"><text:span text:style-name="T168">echo "-master http://192.168.1.185 -password password -username admin"|docker secret create jenkins-v1 –</text:span><text:span text:style-name="T169"><text:s/></text:span></text:p>
      <text:p text:style-name="P170">(we need to use same user we are logged in jenkins-master service!)</text:p>
      <text:p text:style-name="P171">docker service create --mode=global --name jenkins-swarm-agent -e LABELS=dev-node --mount "type=bind,source=/var/run/docker.sock,target=/var/run/docker.sock" --mount "type=bind,source=/tmp/,target=/tmp/" --secret source=jenkins-v1,target=jenkins-master vipconsult/jenkins-swarm-agent</text:p>
      <text:p text:style-name="P172"><text:tab/></text:p>
      <text:list text:style-name="LFO1" text:continue-numbering="true">
        <text:list-item>
          <text:p text:style-name="P173">CREATE PIPELINE PROJECT ON JENKINS-MASTER</text:p>
        </text:list-item>
      </text:list>
      <text:p text:style-name="P174"/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roslava Jaskova</meta:initial-creator>
    <dc:creator>Jaroslava Jaskova</dc:creator>
    <meta:creation-date>2018-04-12T06:38:00Z</meta:creation-date>
    <dc:date>2018-04-12T07:41:00Z</dc:date>
    <meta:template xlink:href="Normal" xlink:type="simple"/>
    <meta:editing-cycles>8</meta:editing-cycles>
    <meta:editing-duration>PT3360S</meta:editing-duration>
    <meta:document-statistic meta:page-count="5" meta:paragraph-count="17" meta:word-count="1315" meta:character-count="8799" meta:row-count="62" meta:non-whitespace-character-count="7501"/>
  </office:meta>
</office:document-meta>
</file>